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1pt" officeooo:rsid="001ea09a" officeooo:paragraph-rsid="001ea09a" style:font-size-asian="9.60000038146973pt" style:font-size-complex="11pt"/>
    </style:style>
    <style:style style:name="P2" style:family="paragraph" style:parent-style-name="Standard" style:master-page-name="">
      <loext:graphic-properties draw:fill="none"/>
      <style:paragraph-properties fo:margin-left="-0.101cm" fo:margin-right="0cm" fo:line-height="150%" fo:text-align="justify" style:justify-single-word="false" fo:text-indent="0cm" style:auto-text-indent="false" style:page-number="auto" fo:background-color="transparent"/>
      <style:text-properties style:font-name="Arial" fo:font-size="11pt" officeooo:rsid="001ea09a" officeooo:paragraph-rsid="001ea09a" style:font-size-asian="9.60000038146973pt" style:font-size-complex="11pt"/>
    </style:style>
    <style:style style:name="P3" style:family="paragraph" style:parent-style-name="Heading_20_1">
      <style:paragraph-properties fo:text-align="center" style:justify-single-word="false"/>
      <style:text-properties fo:font-size="12pt" fo:background-color="#ffff00" style:font-size-asian="12pt" style:font-size-complex="12pt"/>
    </style:style>
    <style:style style:name="P4" style:family="paragraph" style:parent-style-name="Signature">
      <style:text-properties fo:font-size="10pt" style:font-size-asian="10pt" style:font-size-complex="10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0pt" officeooo:rsid="001ea09a" officeooo:paragraph-rsid="0022ab8b" style:font-size-asian="10pt" style:font-size-complex="10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0pt" officeooo:rsid="001ea09a" officeooo:paragraph-rsid="001ea09a" style:font-size-asian="10pt" style:font-size-complex="10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fb836"/>
    </style:style>
    <style:style style:name="T3" style:family="text">
      <style:text-properties officeooo:rsid="0022ab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URRICULO FUTURO</text:h>
      <text:p text:style-name="P6">NOME:<text:span text:style-name="T2">Lucas vinicíus de oliveira rocha</text:span></text:p>
      <text:p text:style-name="P6">ENDEREÇO:<text:span text:style-name="T2">vale verde ipaba-mg</text:span></text:p>
      <text:p text:style-name="P6">TELEFONE:</text:p>
      <text:p text:style-name="P6">E-MAIL:</text:p>
      <text:p text:style-name="P6">LINKEDLN:</text:p>
      <text:p text:style-name="P6">DATA DE NASCIMENTO:<text:span text:style-name="T2">17/03/2010</text:span></text:p>
      <text:p text:style-name="P6">IDADE:<text:span text:style-name="T2">33</text:span></text:p>
      <text:p text:style-name="P1"><text:s text:c="51"/><text:span text:style-name="T1"><text:s/>OBJETIVO PROFISSIONAL</text:span></text:p>
      <text:p text:style-name="P5"><text:span text:style-name="T3">I</text:span>ngressar no mercado de trabalho e aplicar meus conhecimentos acadêmico e experiencias em tecnico de informatica contribuindo para crescimento da empresa enquanto evoluo profissional e pessoalmente.</text:p>
      <text:p text:style-name="P1"/>
      <text:p text:style-name="P2"><text:s text:c="52"/><text:span text:style-name="T1"><text:s text:c="2"/>FORMAÇÃO ACADÊMICA</text:span></text:p>
      <text:p text:style-name="P6">&gt;BACHARELADO EM :ciencias da informação </text:p>
      <text:p text:style-name="P6">UNIVERSIDADE:UFMG MG</text:p>
      <text:p text:style-name="P6">CONCLUSÃO:2033</text:p>
      <text:p text:style-name="P6">PRINCIPAIS DISCIPLINAS:tecnico de informatica</text:p>
      <text:p text:style-name="P6">DESTAQUE:participação em projetos de extensão, iniciação e estagios supervisionados</text:p>
      <text:p text:style-name="P6"/>
      <text:p text:style-name="P6">&gt;CURSO TÉCNICO EM : tecnico de informatica</text:p>
      <text:p text:style-name="P6"><text:s/>UNIVERSIDADE:UFMG de mg</text:p>
      <text:p text:style-name="P6">CONCLUSÃO:2022</text:p>
      <text:p text:style-name="P6">PRINCIPAIS DISCIPLINAS:tecnico de informatica</text:p>
      <text:p text:style-name="P6">DESTAQUE:participação em projetos de extensão, iniciação e estagios supervisionados</text:p>
      <text:p text:style-name="P6"/>
      <text:p text:style-name="P6">&gt;ENSINO MEDIO:profisionalizante</text:p>
      <text:p text:style-name="P6">ESCOLA ESTADUAL:ESCOLA ESTADUAL EMILIA CABRAL MOTA] [VALE VERDE IPABA-MG]</text:p>
      <text:p text:style-name="P6">CONCLUSÃO:2027</text:p>
      <text:p text:style-name="P6">PRINCIPAL DISCIPLINAS: INFORMATICA</text:p>
      <text:p text:style-name="P6">DESTAQUE:CURRICULO FANTASMA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5:27:16.028934843</meta:creation-date>
    <dc:title>Documento modelo</dc:title>
    <meta:editing-duration>PT49M5S</meta:editing-duration>
    <meta:editing-cycles>5</meta:editing-cycles>
    <meta:generator>LibreOffice/7.4.7.2$Linux_X86_64 LibreOffice_project/40$Build-2</meta:generator>
    <dc:date>2025-05-29T13:43:40.395275770</dc:date>
    <meta:document-statistic meta:table-count="0" meta:image-count="0" meta:object-count="0" meta:page-count="1" meta:paragraph-count="26" meta:word-count="109" meta:character-count="1075" meta:non-whitespace-character-count="884"/>
    <meta:template xlink:type="simple" xlink:actuate="onRequest" xlink:title="Documento modelo" xlink:href="../../../Modelos/Documento%20modelo.ott" meta:date="2025-05-26T15:27:15.098967654"/>
  </office:meta>
</office:document-meta>
</file>